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591C2265A48D843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648cm, 9.683cm, 18.672cm, 9.79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306cm" svg:x="0.301cm" svg:y="0.401cm">
          <draw:image xlink:href="Pictures/1000000000000BD000000FC0591C2265A48D843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39:15.011148163</dc:date>
    <meta:editing-duration>PT2M3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